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font-weight="bold" style:font-weight-asian="bold" style:font-weight-complex="bold"/>
    </style:style>
    <style:style style:name="P2" style:family="paragraph" style:parent-style-name="Standard">
      <style:text-properties style:font-weight-complex="bold"/>
    </style:style>
    <style:style style:name="P3" style:family="paragraph" style:parent-style-name="Standard">
      <style:text-properties officeooo:rsid="000caed6" officeooo:paragraph-rsid="000caed6" style:font-weight-complex="bold"/>
    </style:style>
    <style:style style:name="P4" style:family="paragraph" style:parent-style-name="Standard_20__28_user_29_">
      <style:paragraph-properties fo:text-align="center" style:justify-single-word="false"/>
      <style:text-properties fo:font-size="14pt" style:font-size-asian="14pt" style:font-size-complex="14pt"/>
    </style:style>
    <style:style style:name="P5" style:family="paragraph" style:parent-style-name="Standard_20__28_user_29_">
      <style:text-properties style:font-weight-complex="bold"/>
    </style:style>
    <style:style style:name="P6" style:family="paragraph" style:parent-style-name="Standard_20__28_user_29_">
      <style:text-properties fo:font-weight="normal" style:font-weight-asian="normal" style:font-weight-complex="normal"/>
    </style:style>
    <style:style style:name="P7" style:family="paragraph" style:parent-style-name="Standard_20__28_user_29_">
      <style:text-properties fo:font-weight="normal" officeooo:rsid="000caed6" officeooo:paragraph-rsid="000caed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00" style:font-name="Times New Roman" style:font-name-complex="Times New Roman1"/>
    </style:style>
    <style:style style:name="T3" style:family="text">
      <style:text-properties fo:color="#222222" style:font-name="Arial" fo:background-color="#ffffff" loext:char-shading-value="0" style:font-name-complex="Arial1"/>
    </style:style>
    <style:style style:name="T4" style:family="text">
      <style:text-properties fo:color="#222222" style:font-name="Times New Roman" fo:background-color="#ffffff" loext:char-shading-value="0" style:font-name-complex="Times New Roman1"/>
    </style:style>
    <style:style style:name="T5" style:family="text">
      <style:text-properties fo:color="#222222" style:font-name="Times New Roman" fo:font-weight="normal" fo:background-color="#ffffff" loext:char-shading-value="0" style:font-weight-asian="normal" style:font-name-complex="Times New Roman1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0caed6"/>
    </style:style>
    <style:style style:name="T8" style:family="text">
      <style:text-properties style:text-position="super 58%"/>
    </style:style>
    <style:style style:name="T9" style:family="text">
      <style:text-properties style:text-position="0% 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xperiment No. 9</text:p>
      <text:p text:style-name="Standard_20__28_user_29_"/>
      <text:p text:style-name="Standard_20__28_user_29_"><text:span text:style-name="T6">Title:</text:span><text:span text:style-name="T2"> <text:s/>LL1 Parser</text:span></text:p>
      <text:p text:style-name="P1"/>
      <text:p text:style-name="Standard_20__28_user_29_"><text:span text:style-name="T6">Aim:</text:span><text:span text:style-name="T1"> </text:span>To understand LL(1) Parser.</text:p>
      <text:p text:style-name="Standard_20__28_user_29_"/>
      <text:p text:style-name="Standard_20__28_user_29_"><text:span text:style-name="T6">Introduction:</text:span><text:span text:style-name="T3">  </text:span><text:span text:style-name="T4">the 1st </text:span><text:span text:style-name="T5">L</text:span><text:span text:style-name="T4"> represents that the scanning of the Input will be done from Left to Right manner and second </text:span><text:span text:style-name="T5">L</text:span><text:span text:style-name="T4"> shows that in this Parsing technique we are going to use Left most Derivation Tree. and finally the </text:span><text:span text:style-name="T5">1</text:span><text:span text:style-name="T4"> represents the number of look ahead</text:span><text:span text:style-name="T1"><text:tab/><text:tab/></text:span></text:p>
      <text:p text:style-name="P1"/>
      <text:p text:style-name="P6"><text:span text:style-name="T7">Logic</text:span> :</text:p>
      <text:p text:style-name="P7">1. We already remove left recursion &amp; factoring in 6<text:span text:style-name="T8">th</text:span> &amp; 7<text:span text:style-name="T8">th</text:span> exp. Resp. </text:p>
      <text:p text:style-name="P5"><text:span text:style-name="T7">2.</text:span> The L.H.S. of the first production rule is the start symbol.</text:p>
      <text:p text:style-name="P5"><text:span text:style-name="T7">3. So</text:span> <text:span text:style-name="T7">g</text:span>rammer is not left recursive.</text:p>
      <text:p text:style-name="P5"><text:span text:style-name="T7">4. </text:span>Each production of a non terminal is entered on a different line.</text:p>
      <text:p text:style-name="P5"><text:span text:style-name="T7">5. </text:span><text:s/>Only Upper Case letters are Non-Terminals and everything else is a terminal.</text:p>
      <text:p text:style-name="P5"><text:span text:style-name="T7">6. So most part done already, here only whether string acceptable or not.</text:span> </text:p>
      <text:p text:style-name="P2"/>
      <text:p text:style-name="P2"/>
      <text:p text:style-name="P3">Conclusion : From the experiment we understand LL1 pars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caption" style:family="paragraph" style:parent-style-name="Standard_20__28_user_29_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47cm" loext:contextual-spacing="false" fo:line-height="120%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13:48:32.599755432</meta:creation-date>
    <dc:date>2020-04-13T13:55:22.063926020</dc:date>
    <meta:editing-duration>PT6M50S</meta:editing-duration>
    <meta:editing-cycles>1</meta:editing-cycles>
    <meta:generator>LibreOffice/6.0.7.3$Linux_X86_64 LibreOffice_project/00m0$Build-3</meta:generator>
    <meta:document-statistic meta:table-count="0" meta:image-count="0" meta:object-count="0" meta:page-count="1" meta:paragraph-count="12" meta:word-count="141" meta:character-count="781" meta:non-whitespace-character-count="645"/>
  </office:meta>
</office:document-meta>
</file>